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5" table:default-cell-style-name="ce8"/>
        <table:table-column table:style-name="co16" table:default-cell-style-name="ce11"/>
        <table:table-column table:style-name="co17" table:default-cell-style-name="ce8"/>
        <table:table-column table:style-name="co1" table:default-cell-style-name="ce8"/>
        <table:table-column table:style-name="co4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3" table:default-cell-style-name="ce8"/>
        <table:table-column table:style-name="co22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/>
          <table:table-cell office:value-type="string" calcext:value-type="string">
            <text:p>Glubi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/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/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/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1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/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2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/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/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8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09:47:28.8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8-01T09:48:02.502000000</dc:date>
    <meta:editing-duration>PT14H17M6S</meta:editing-duration>
    <meta:editing-cycles>76</meta:editing-cycles>
    <meta:generator>LibreOffice/5.1.5.2$Windows_x86 LibreOffice_project/7a864d8825610a8c07cfc3bc01dd4fce6a9447e5</meta:generator>
    <meta:document-statistic meta:table-count="2" meta:cell-count="538" meta:object-count="0"/>
  </office:meta>
</office:document-meta>
</file>